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041745" officeooo:paragraph-rsid="0004174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 style:writing-mode="lr-tb"/>
      <style:text-properties style:use-window-font-color="true" style:font-name="Liberation Sans" fo:font-size="28pt" fo:language="en" fo:country="US" fo:font-weight="bold" officeooo:rsid="00041745" officeooo:paragraph-rsid="00041745" style:letter-kerning="true" style:font-name-asian="Noto Sans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P4" style:family="paragraph" style:parent-style-name="Heading_20_1" style:list-style-name="WWNum1">
      <style:paragraph-properties fo:text-align="start" style:justify-single-word="false" style:writing-mode="lr-tb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09582" officeooo:paragraph-rsid="00209582"/>
    </style:style>
    <style:style style:name="P6" style:family="paragraph" style:parent-style-name="Text_20_body" style:list-style-name="L1">
      <style:text-properties officeooo:paragraph-rsid="001e9237"/>
    </style:style>
    <style:style style:name="P7" style:family="paragraph" style:parent-style-name="Text_20_body">
      <style:text-properties officeooo:rsid="001abbfb" officeooo:paragraph-rsid="001abbfb"/>
    </style:style>
    <style:style style:name="P8" style:family="paragraph" style:parent-style-name="Text_20_body">
      <style:text-properties officeooo:rsid="0025308c" officeooo:paragraph-rsid="0025308c"/>
    </style:style>
    <style:style style:name="P9" style:family="paragraph" style:parent-style-name="Text_20_body">
      <style:text-properties officeooo:rsid="002559d8" officeooo:paragraph-rsid="002559d8"/>
    </style:style>
    <style:style style:name="T1" style:family="text">
      <style:text-properties style:use-window-font-color="true" style:font-name="Liberation Sans" fo:font-size="18pt" fo:language="en" fo:country="US" fo:font-weight="bold" officeooo:rsid="00041745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2" style:family="text">
      <style:text-properties style:use-window-font-color="true" style:font-name="Liberation Sans" fo:font-size="18pt" fo:language="en" fo:country="US" fo:font-weight="bold" officeooo:rsid="0007f565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04174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0f661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1e923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20958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officeooo:rsid="001abbfb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officeooo:rsid="001abbfb"/>
    </style:style>
    <style:style style:name="T11" style:family="text">
      <style:text-properties officeooo:rsid="001f54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{title}</text:p>
      <text:list xml:id="list408600777" text:style-name="WWNum1">
        <text:list-item>
          <text:h text:style-name="P4" text:outline-level="1"><text:span text:style-name="T1">AGENDA FOR</text:span> MEETING </text:h>
        </text:list-item>
      </text:list>
      <text:p text:style-name="P1">A meeting of the <text:span text:style-name="T4">${title}</text:span> <text:span text:style-name="T4">will be held</text:span> in <text:span text:style-name="T4">${location}</text:span> on <text:span text:style-name="T4">${date}</text:span> at <text:span text:style-name="T4">${time}</text:span>. </text:p>
      <text:list xml:id="list141424970394565" text:continue-numbering="true" text:style-name="WWNum1">
        <text:list-item>
          <text:h text:style-name="P4" text:outline-level="1"><text:span text:style-name="T2">ATTENDEES</text:span> </text:h>
        </text:list-item>
      </text:list>
      <text:p text:style-name="P2">${attendees}</text:p>
      <text:h text:style-name="Heading_20_1" text:outline-level="1">AGENDA</text:h>
      <text:p text:style-name="P8"><text:span text:style-name="T7">#</text:span><text:span text:style-name="T3">foreach($topic in $topics)</text:span></text:p>
      <text:p text:style-name="P9"><text:span text:style-name="T3">FUCK YOU!!!!!!</text:span></text:p>
      <text:p text:style-name="P8"><text:span text:style-name="T3">#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2" style:display-name="List 2" style:family="paragraph" style:parent-style-name="List" style:default-outline-level="" style:class="list">
      <style:paragraph-properties fo:margin-top="0.1in" fo:margin-bottom="0.1in" loext:contextual-spacing="false" fo:line-height="100%">
        <style:tab-stops/>
      </style:paragraph-properties>
      <style:text-properties fo:font-size="18pt" fo:font-weight="bold" style:font-size-asian="18pt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08:51:44</meta:creation-date>
    <dc:language>en-US</dc:language>
    <dc:date>2020-10-25T14:14:23.032408358</dc:date>
    <meta:editing-cycles>31</meta:editing-cycles>
    <meta:editing-duration>PT45M2S</meta:editing-duration>
    <meta:generator>LibreOffice/6.4.6.2$Linux_X86_64 LibreOffice_project/40$Build-2</meta:generator>
    <meta:document-statistic meta:table-count="0" meta:image-count="0" meta:object-count="0" meta:page-count="1" meta:paragraph-count="9" meta:word-count="27" meta:character-count="177" meta:non-whitespace-character-count="156"/>
  </office:meta>
</office:document-meta>
</file>